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font-weight="bold" officeooo:rsid="000667f4" officeooo:paragraph-rsid="0007543a" style:font-weight-asian="bold" style:font-weight-complex="bold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Standard">
      <style:paragraph-properties fo:line-height="150%"/>
      <style:text-properties officeooo:rsid="00013f6c" officeooo:paragraph-rsid="00013f6c"/>
    </style:style>
    <style:style style:name="P4" style:family="paragraph" style:parent-style-name="Standard">
      <style:paragraph-properties fo:line-height="150%"/>
      <style:text-properties officeooo:rsid="000667f4" officeooo:paragraph-rsid="000667f4"/>
    </style:style>
    <style:style style:name="P5" style:family="paragraph" style:parent-style-name="Standard">
      <style:paragraph-properties fo:line-height="150%"/>
      <style:text-properties fo:font-weight="bold" officeooo:rsid="000667f4" officeooo:paragraph-rsid="0007543a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0667f4" officeooo:paragraph-rsid="000667f4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0667f4" officeooo:paragraph-rsid="0008a062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013f6c" officeooo:paragraph-rsid="00013f6c" style:font-weight-asian="bold" style:font-weight-complex="bold"/>
    </style:style>
    <style:style style:name="P9" style:family="paragraph" style:parent-style-name="Standard">
      <style:paragraph-properties fo:line-height="150%"/>
      <style:text-properties fo:color="#000000" style:font-name="Liberation Serif" fo:font-size="12pt" fo:font-weight="bold" officeooo:rsid="00013f6c" officeooo:paragraph-rsid="00013f6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0667f4" officeooo:paragraph-rsid="000667f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/>
      <style:text-properties officeooo:paragraph-rsid="000667f4"/>
    </style:style>
    <style:style style:name="P13" style:family="paragraph" style:parent-style-name="Standard">
      <style:text-properties officeooo:rsid="000a3440" officeooo:paragraph-rsid="000a3440"/>
    </style:style>
    <style:style style:name="P14" style:family="paragraph" style:parent-style-name="Heading_20_2">
      <style:paragraph-properties fo:line-height="150%"/>
      <style:text-properties officeooo:rsid="000667f4" officeooo:paragraph-rsid="000667f4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loext:padding="0cm" loext:border="none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bold" officeooo:rsid="000667f4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size-complex="12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0667f4" style:font-weight-asian="bold" style:font-weight-complex="bold"/>
    </style:style>
    <style:style style:name="T7" style:family="text">
      <style:text-properties officeooo:rsid="0007543a"/>
    </style:style>
    <style:style style:name="T8" style:family="text">
      <style:text-properties officeooo:rsid="0008a062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Biblioteca Digital Mundial</text:p>
      <text:p text:style-name="P11"><text:a xlink:type="simple" xlink:href="https://www.wdl.org/es/" text:style-name="Internet_20_link" text:visited-style-name="Visited_20_Internet_20_Link">https://www.wdl.org/es/</text:a> </text:p>
      <text:p text:style-name="P11"/>
      <text:p text:style-name="P8">Biblioteca Nacional de España</text:p>
      <text:p text:style-name="P3">http://www.bne.es</text:p>
      <text:p text:style-name="P11"/>
      <text:p text:style-name="P8">Biblioteca Digital Hispánica</text:p>
      <text:p text:style-name="P3"><text:a xlink:type="simple" xlink:href="http://bdh.bne.es/" text:style-name="Internet_20_link" text:visited-style-name="Visited_20_Internet_20_Link">http://bdh.bne.es/</text:a></text:p>
      <text:p text:style-name="P3"/>
      <text:p text:style-name="P9"><text:span text:style-name="T1">Biblioteca Digital del Patrimonio Iberoamericano</text:span> </text:p>
      <text:p text:style-name="P3"><text:a xlink:type="simple" xlink:href="http://www.iberoamericadigital.net/es/Inicio/" text:style-name="Internet_20_link" text:visited-style-name="Visited_20_Internet_20_Link">http://www.iberoamericadigital.net/es/Inicio/</text:a> </text:p>
      <text:p text:style-name="P3"/>
      <text:p text:style-name="P10">Bibliotecas Nacionales</text:p>
      <text:p text:style-name="P4"/>
      <text:p text:style-name="P12"><text:span text:style-name="Strong_20_Emphasis"><text:span text:style-name="T3">Biblioteca del Congreso</text:span></text:span><text:span text:style-name="T6"> de EU (</text:span><text:span text:style-name="T2">es la biblioteca más grande del mund</text:span><text:span text:style-name="T3">o</text:span><text:span text:style-name="T5"> </text:span><text:span text:style-name="T6">)</text:span></text:p>
      <text:p text:style-name="P4"><text:a xlink:type="simple" xlink:href="https://www.loc.gov/" text:style-name="Internet_20_link" text:visited-style-name="Visited_20_Internet_20_Link">https://www.loc.gov/</text:a> </text:p>
      <text:p text:style-name="P4"/>
      <text:p text:style-name="P5">Biblioteca Britanica</text:p>
      <text:p text:style-name="P6"><text:a xlink:type="simple" xlink:href="https://www.bl.uk/" text:style-name="Internet_20_link" text:visited-style-name="Visited_20_Internet_20_Link">https://www.bl.uk/</text:a> </text:p>
      <text:p text:style-name="P6"/>
      <text:p text:style-name="P5">Biblioteca Nacional de <text:span text:style-name="T7">Francia</text:span></text:p>
      <text:p text:style-name="P1">https://www.bnf.fr/fr</text:p>
      <text:p text:style-name="P7">Biblioteca <text:span text:style-name="T8">Vaticana</text:span></text:p>
      <text:p text:style-name="P6"><text:a xlink:type="simple" xlink:href="https://digi.vatlib.it/" text:style-name="Internet_20_link" text:visited-style-name="Visited_20_Internet_20_Link">https://digi.vatlib.it/</text:a> </text:p>
      <text:p text:style-name="P6"/>
      <text:p text:style-name="P6">Biblioteca Nacional de Rusia</text:p>
      <text:p text:style-name="P4"><text:a xlink:type="simple" xlink:href="http://nlr.ru/eng/RA2403/digital-library" text:style-name="Internet_20_link" text:visited-style-name="Visited_20_Internet_20_Link">http://nlr.ru/eng/RA2403/digital-library</text:a></text:p>
      <text:h text:style-name="P14" text:outline-level="2"><text:a xlink:type="simple" xlink:href="http://bnm.unam.mx/" office:target-frame-name="_blank" xlink:show="new" text:style-name="Internet_20_link" text:visited-style-name="Visited_20_Internet_20_Link"><text:span text:style-name="T4">Biblioteca Nacional de México (UNAM)</text:span></text:a></text:h>
      <text:p text:style-name="P2"><text:a xlink:type="simple" xlink:href="http://www.bnm.unam.mx/" text:style-name="Internet_20_link" text:visited-style-name="Visited_20_Internet_20_Link">http://www.bnm.unam.mx/</text:a><text:line-break/></text:p>
      <text:p text:style-name="P13"><text:soft-page-break/><text:span text:style-name="T9">Dicionario</text:span> RAE</text:p>
      <text:p text:style-name="P13"><text:a xlink:type="simple" xlink:href="https://dle.rae.es/?w=diccionario" text:style-name="Internet_20_link" text:visited-style-name="Visited_20_Internet_20_Link">https://dle.rae.es/?w=diccionario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28T13:14:11.589000000</dc:date>
    <meta:editing-duration>PT47M59S</meta:editing-duration>
    <meta:editing-cycles>8</meta:editing-cycles>
    <meta:document-statistic meta:table-count="0" meta:image-count="0" meta:object-count="0" meta:page-count="2" meta:paragraph-count="23" meta:word-count="60" meta:character-count="659" meta:non-whitespace-character-count="614"/>
  </office:meta>
</office:document-meta>
</file>